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Paragraphe_20_de_20_liste">
      <style:paragraph-properties fo:margin-left="5.08cm" fo:margin-right="0cm" fo:text-indent="0cm" style:auto-text-indent="false">
        <style:tab-stops/>
      </style:paragraph-properties>
    </style:style>
    <style:style style:name="P2" style:family="paragraph" style:parent-style-name="Standard">
      <style:paragraph-properties fo:margin-left="5.08cm" fo:margin-right="0cm" fo:text-indent="0cm" style:auto-text-indent="false">
        <style:tab-stops/>
      </style:paragraph-properties>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style style:name="P5" style:family="paragraph" style:parent-style-name="Standard" style:list-style-name="L4"/>
    <style:style style:name="P6" style:family="paragraph" style:parent-style-name="Standard" style:list-style-name="WWNum1"/>
    <style:style style:name="P7" style:family="paragraph" style:parent-style-name="Standard">
      <style:text-properties fo:color="#ce181e"/>
    </style:style>
    <style:style style:name="P8" style:family="paragraph" style:parent-style-name="Standard" style:list-style-name="L2">
      <style:text-properties fo:color="#ce181e"/>
    </style:style>
    <style:style style:name="P9" style:family="paragraph" style:parent-style-name="Standard" style:list-style-name="L3">
      <style:text-properties fo:color="#ce181e"/>
    </style:style>
    <style:style style:name="P10" style:family="paragraph" style:parent-style-name="Paragraphe_20_de_20_liste" style:list-style-name="WWNum1"/>
    <style:style style:name="T1" style:family="text">
      <style:text-properties fo:color="#222222" style:font-name="Arial" fo:font-size="10.5pt" fo:background-color="#ffffff" loext:char-shading-value="0" style:font-size-asian="10.5pt" style:font-name-complex="Arial" style:font-size-complex="10.5pt"/>
    </style:style>
    <style:style style:name="T2" style:family="text">
      <style:text-properties style:font-name="Arial" fo:font-size="10.5pt" fo:background-color="#ffffff" loext:char-shading-value="0" style:font-size-asian="10.5pt" style:font-name-complex="Arial" style:font-size-complex="10.5pt"/>
    </style:style>
    <style:style style:name="T3" style:family="text">
      <style:text-properties officeooo:rsid="001d2845"/>
    </style:style>
    <style:style style:name="T4" style:family="text">
      <style:text-properties officeooo:rsid="00200509"/>
    </style:style>
    <style:style style:name="T5" style:family="text">
      <style:text-properties officeooo:rsid="002222c5"/>
    </style:style>
    <style:style style:name="T6" style:family="text">
      <style:text-properties fo:color="#ce181e"/>
    </style:style>
    <style:style style:name="T7" style:family="text">
      <style:text-properties fo:color="#ce181e" style:font-name="Arial" fo:font-size="10.5pt" fo:background-color="#ffffff" loext:char-shading-value="0" style:font-size-asian="10.5pt" style:font-name-complex="Arial" style:font-size-complex="10.5pt"/>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879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R</text:p>
      <text:p text:style-name="Standard"/>
      <text:p text:style-name="Standard">PLAN</text:p>
      <text:list xml:id="list458422360" text:style-name="L1">
        <text:list-item>
          <text:p text:style-name="P4">HISTOIRE DE TOR</text:p>
        </text:list-item>
        <text:list-item>
          <text:p text:style-name="P4">LE ROUTAGE EN OIGNON</text:p>
        </text:list-item>
        <text:list-item>
          <text:p text:style-name="P4">SES FAILLES</text:p>
        </text:list-item>
        <text:list-item>
          <text:p text:style-name="P4">SES OUTILS</text:p>
        </text:list-item>
      </text:list>
      <text:p text:style-name="Standard"/>
      <text:p text:style-name="Standard"><text:span text:style-name="T6">Principe du routage en oignon développé au milieu des années 1990 par les employés de l’United Stats Naval Research Laboratory, </text:span><text:span text:style-name="Police_20_par_20_défaut"><text:span text:style-name="T7">le mathématicien Paul Syverson et les informaticiens Michael G. Reed et David Goldschlag</text:span></text:span></text:p>
      <text:list xml:id="list1403512408" text:style-name="L2">
        <text:list-item>
          <text:p text:style-name="P8">But : Protéger les communications des écoutes et analyses de trafic</text:p>
        </text:list-item>
        <text:list-item>
          <text:p text:style-name="P8">Approfondi en 1997 par la Defense Advanced Research Projects Agency</text:p>
        </text:list-item>
        <text:list-item>
          <text:p text:style-name="P8">Version alpha de TOR lancée le 20 Septembre 2002</text:p>
        </text:list-item>
        <text:list-item>
          <text:p text:style-name="P8">The Tor Project fondé en Décembre 2006 : organisation à but non lucratif</text:p>
        </text:list-item>
        <text:list-item>
          <text:p text:style-name="P8">Seconde génération de routage en oignon (premi<text:span text:style-name="T5">è</text:span>re : Commotion → était remplie de défauts)</text:p>
        </text:list-item>
      </text:list>
      <text:p text:style-name="P7"/>
      <text:p text:style-name="P7">Logiciel libre sous licence BSD révisée -&gt; permet de réutiliser tout ou une partie du logiciel sans restriction</text:p>
      <text:list xml:id="list190509661090207" text:continue-numbering="true" text:style-name="L2">
        <text:list-item>
          <text:p text:style-name="P8">Prix du logiciel libre 2010</text:p>
        </text:list-item>
      </text:list>
      <text:p text:style-name="P7">Principaux usages</text:p>
      <text:list xml:id="list2210777888" text:style-name="L3">
        <text:list-item>
          <text:p text:style-name="P9">Protection contre la surveillance (analyse de trafic)</text:p>
        </text:list-item>
        <text:list-item>
          <text:p text:style-name="P9">Contourner la censure</text:p>
        </text:list-item>
        <text:list-item>
          <text:p text:style-name="P9">Eviter toute forme d’autorité et de contrôle</text:p>
        </text:list-item>
      </text:list>
      <text:p text:style-name="Standard"/>
      <text:p text:style-name="Standard">The Onion Router = Le routage en oignon</text:p>
      <text:list xml:id="list557862236" text:style-name="WWNum1">
        <text:list-item>
          <text:p text:style-name="P10">Connexions passent par plusieurs proxys</text:p>
          <text:list>
            <text:list-item>
              <text:p text:style-name="P10">Chaque proxy chiffre les paquets chacun leur tour</text:p>
              <text:list>
                <text:list-item>
                  <text:list>
                    <text:list-item>
                      <text:p text:style-name="P10">Seul le dernier proxy connait le message</text:p>
                    </text:list-item>
                  </text:list>
                </text:list-item>
              </text:list>
            </text:list-item>
          </text:list>
        </text:list-item>
      </text:list>
      <text:p text:style-name="Standard">TOR prend en charge le DNS distant (faire des recherches DNS à partir d’un proxy)</text:p>
      <text:p text:style-name="Standard">Pas de HTTPS nécessaire avec TOR</text:p>
      <text:list xml:id="list190509019214111" text:continue-numbering="true" text:style-name="WWNum1">
        <text:list-item>
          <text:p text:style-name="P10">L’extension .onion fait le travail</text:p>
          <text:list>
            <text:list-item>
              <text:p text:style-name="P10"><text:soft-page-break/>Utilisable qu’avec TOR</text:p>
            </text:list-item>
            <text:list-item>
              <text:p text:style-name="P10">Evite les requêtes DNS et construit directement un chemin vers le relais du réseau TOR</text:p>
            </text:list-item>
            <text:list-item>
              <text:p text:style-name="P10">Génération du nom de domaine à partir de clés cryptographiques générées par TOR (c’est l’inverse en HTTPS)</text:p>
              <text:list>
                <text:list-item>
                  <text:p text:style-name="P10">Les clés identifient tout relais du réseau TOR voulant héberger un site web avec un domaine en .onion</text:p>
                  <text:list>
                    <text:list-item>
                      <text:p text:style-name="P10">Permet de s’assurer que le site n’a pas été hacké</text:p>
                    </text:list-item>
                  </text:list>
                </text:list-item>
              </text:list>
            </text:list-item>
          </text:list>
        </text:list-item>
      </text:list>
      <text:p text:style-name="P1"/>
      <text:list xml:id="list190510091989323" text:continue-numbering="true" text:style-name="WWNum1">
        <text:list-item>
          <text:list>
            <text:list-item>
              <text:list>
                <text:list-item>
                  <text:list>
                    <text:list-item>
                      <text:p text:style-name="P10">Les seuls acteurs qui chiffrent le message font partis du réseau TOR, il ne peut donc pas être intercepté et lu</text:p>
                    </text:list-item>
                    <text:list-item>
                      <text:p text:style-name="P10">Permet d’échapper aux autorités de certification</text:p>
                      <text:list>
                        <text:list-item>
                          <text:p text:style-name="P10">L’identité du propriétaire du site reste donc anonyme</text:p>
                        </text:list-item>
                      </text:list>
                    </text:list-item>
                  </text:list>
                </text:list-item>
              </text:list>
            </text:list-item>
          </text:list>
        </text:list-item>
      </text:list>
      <text:p text:style-name="Standard"/>
      <text:p text:style-name="Standard">Le chemin utilisé pour accéder au relais TOR destinataire est changé au bout d’un certain temps afin qu’il soit plus difficile d’être tracé</text:p>
      <text:p text:style-name="Standard"/>
      <text:p text:style-name="Standard">En passant par des proxys grâce à TOR, la censure peut être contournée. Cependant le pays peut interdire l’accès aux relais TOR présents dans la liste publique</text:p>
      <text:list xml:id="list190508525784253" text:continue-numbering="true" text:style-name="WWNum1">
        <text:list-item>
          <text:list>
            <text:list-item>
              <text:list>
                <text:list-item>
                  <text:list>
                    <text:list-item>
                      <text:p text:style-name="P10">Des bridges privés ont été mis en place afin que la connexion soit tout de même réalisée, ils restent privés afin que les FAI ne les ban pas</text:p>
                    </text:list-item>
                  </text:list>
                </text:list-item>
              </text:list>
            </text:list-item>
          </text:list>
        </text:list-item>
      </text:list>
      <text:p text:style-name="Standard"/>
      <text:p text:style-name="Standard">Les relais fournis pour TOR sont gratuits</text:p>
      <text:list xml:id="list190510062053882" text:continue-numbering="true" text:style-name="WWNum1">
        <text:list-item>
          <text:list>
            <text:list-item>
              <text:list>
                <text:list-item>
                  <text:list>
                    <text:list-item>
                      <text:p text:style-name="P10">L’utilisateur n’a pas besoin de renseigner des moyens de paiement et ne peut donc pas être tracé</text:p>
                    </text:list-item>
                  </text:list>
                </text:list-item>
              </text:list>
            </text:list-item>
          </text:list>
        </text:list-item>
      </text:list>
      <text:p text:style-name="Standard"/>
      <text:p text:style-name="Standard">Déroulement d’une connexion :</text:p>
      <text:p text:style-name="Standard">Récupération d’une liste de nœuds TOR depuis un serveur → client choisit aléatoirement un chemin à parcourir à travers certains de ces nœuds</text:p>
      <text:p text:style-name="Standard"><text:tab/>=&gt; Chaque nœud choisi connaît seulement les adresses IP de son prédécesseur et son successeur</text:p>
      <text:p text:style-name="Standard"><text:tab/>=&gt; Premier nœud est le seul à connaître l’adresse IP du client</text:p>
      <text:p text:style-name="Standard"><text:tab/>=&gt; Les paquets sont liés à un identifiant aléatoire correspondant au client et choisi au moment de la construction du circuit</text:p>
      <text:p text:style-name="P7">La construction du circuit se fait grâce à la cryptographie hybride</text:p>
      <text:p text:style-name="P7"><text:soft-page-break/><text:tab/>=&gt; <text:s/>associe la cryptographie asymétrique à la cryptographie symétrique</text:p>
      <text:p text:style-name="P7"><text:tab/><text:tab/>→<text:span text:style-name="T3"> On chiffre le message avec une clé aléatoire par chiffrement symétrique</text:span></text:p>
      <text:p text:style-name="P7"><text:tab/><text:tab/>→<text:span text:style-name="T4"> on effectue un chiffrement asymétrique sur la clé aléatoire avec clé publique / clé privée</text:span></text:p>
      <text:p text:style-name="P7">Client chiffre son paquet de nombreuses fois avant de le diffuser</text:p>
      <text:p text:style-name="P7"><text:tab/>1) <text:s/>client chiffre son paquet TCP avec clef publique du dernier nœud n</text:p>
      <text:p text:style-name="P7"><text:tab/>2) paquet TCP chiffré avec clef publique de l’avant-dernier nœud n-1</text:p>
      <text:p text:style-name="P7"><text:tab/>3) paquet TCP chiffré avec clef publique de l’avant-dernier nœud n-2</text:p>
      <text:p text:style-name="P7"><text:tab/>4) …</text:p>
      <text:p text:style-name="P7"><text:tab/>5) La dernière fois paquet TCP chiffré avec la clef publique du premier nœud, numérotée 1</text:p>
      <text:p text:style-name="P7">Les relais déchiffrent le paquet lors de la réception</text:p>
      <text:p text:style-name="P7"><text:tab/>1) Le premier relai déchiffre le paquet avec sa clé numérotée 1</text:p>
      <text:p text:style-name="P7"><text:tab/>2) …</text:p>
      <text:p text:style-name="P7"><text:tab/>3) Dernier serveur déchiffre ce paquet avec sa propre clé privée n et obtient l’original</text:p>
      <text:p text:style-name="P7"/>
      <text:p text:style-name="P7">Navigateur donne la possibilité d’utiliser un serveur mandataire personnel (ex : privoxy)</text:p>
      <text:p text:style-name="P7"><text:tab/>- Envoie requête au serveur mandataire</text:p>
      <text:p text:style-name="P7"><text:tab/>- Serveur récupère l’information (non anonyme) puis l’envoie par SOCKS au client TOR</text:p>
      <text:p text:style-name="P7"><text:tab/>- Le chemin vu précédemment est ensuite créé, et le mécanisme est mis en marche</text:p>
      <text:p text:style-name="P7"><text:tab/>- Le nœud de sortie envoie la requête<text:tab/></text:p>
      <text:p text:style-name="P7"><text:tab/><text:tab/>=&gt; permet d’être plus anonyme en utilisant TOR (mais ralentissement possible)</text:p>
      <text:p text:style-name="P7"/>
      <text:p text:style-name="P7">TOR ne supporte pas les paquets UDP, TCP doit donc être utilisé.</text:p>
      <text:p text:style-name="Standard"/>
      <text:p text:style-name="Standard">Les failles :</text:p>
      <text:list xml:id="list1325400070" text:style-name="L4">
        <text:list-item>
          <text:p text:style-name="P5">Le javascript peut révéler certaines informations de l’utilisateur malgré l’utilisation de TOR </text:p>
        </text:list-item>
      </text:list>
      <text:list xml:id="list163554663633303" text:style-name="WWNum1">
        <text:list-item>
          <text:list>
            <text:list-item>
              <text:list>
                <text:list-item>
                  <text:list>
                    <text:list-item>
                      <text:p text:style-name="P6">Utilisation d’extensions comme « No Script » pour échapper à tous codes JS présents sur les pages web</text:p>
                    </text:list-item>
                  </text:list>
                </text:list-item>
              </text:list>
            </text:list-item>
          </text:list>
        </text:list-item>
      </text:list>
      <text:list xml:id="list163553806280907" text:style-name="L4">
        <text:list-item>
          <text:p text:style-name="P5">La NSA aurait mis en place plusieurs nœuds Tor afin de collecter des informations sur le réseau + <text:span text:style-name="Police_20_par_20_défaut"><text:span text:style-name="T1">efforts de recherche du GCHQ (Government Communications Headquaters) à l'encontre du réseau Tor</text:span></text:span></text:p>
        </text:list-item>
        <text:list-item>
          <text:p text:style-name="P5"><text:span text:style-name="ListLabel_20_5">Attaque de Time Pattern : </text:span></text:p>
        </text:list-item>
      </text:list>
      <text:list xml:id="list163553509715368" text:style-name="WWNum1">
        <text:list-item>
          <text:list>
            <text:list-item>
              <text:p text:style-name="P6"><text:span text:style-name="ListLabel_20_5">Tor rend normalement impossible le traçage de communication</text:span></text:p>
              <text:list>
                <text:list-item>
                  <text:list>
                    <text:list-item>
                      <text:p text:style-name="P6"><text:soft-page-break/><text:span text:style-name="ListLabel_20_5">La seule solution est d’écouter les nœuds d’entrée et de sortie, nécessite cependant une écoute de grande ampleur sur de nombreux nœuds de sortie du réseau</text:span></text:p>
                      <text:list>
                        <text:list-item>
                          <text:p text:style-name="P6"><text:span text:style-name="ListLabel_20_5">Chances d’écoute peut être augmentées si le pirate donne lui-même un motif temporel au flux, en inondant un nœud et en ralentissant donc le temps de traitement de la machine. Une signature temporelle sera donc associée aux paquets qui traversent le </text:span><text:span text:style-name="ListLabel_20_5"><text:span text:style-name="T5">nœud</text:span></text:span></text:p>
                        </text:list-item>
                      </text:list>
                    </text:list-item>
                  </text:list>
                </text:list-item>
              </text:list>
            </text:list-item>
          </text:list>
        </text:list-item>
      </text:list>
      <text:list xml:id="list163553777971220" text:style-name="L4">
        <text:list-item>
          <text:p text:style-name="P5"><text:span text:style-name="ListLabel_20_5">Affaire Playpen (site pédopornographique) : FBI a pris possession du site mais il leur était difficile d’accéder aux adresses IP des utilisateurs car ils utilisaient TOR.</text:span></text:p>
        </text:list-item>
      </text:list>
      <text:list xml:id="list163554611420591" text:style-name="WWNum1">
        <text:list-item>
          <text:list>
            <text:list-item>
              <text:list>
                <text:list-item>
                  <text:list>
                    <text:list-item>
                      <text:p text:style-name="P6"><text:span text:style-name="ListLabel_20_5">Intégration d’un NIT (technique d’investigation sur réseau), malware permettant de récupérer des informations des utilisateurs grâce à une faille de Mozilla Firefox (TOR browser basé sur Firefox)</text:span></text:p>
                    </text:list-item>
                  </text:list>
                </text:list-item>
              </text:list>
            </text:list-item>
          </text:list>
        </text:list-item>
      </text:list>
      <text:p text:style-name="P2"><text:span text:style-name="ListLabel_20_5"><text:s text:c="4"/>= 8000 adresses IP récupérées à travers le monde</text:span></text:p>
      <text:list xml:id="list163553113249317" text:style-name="L4">
        <text:list-item>
          <text:p text:style-name="P5"><text:span text:style-name="ListLabel_20_5">Silk Road (site de ventes de drogues) : FBI a réussi à trouver l’identité du propriétaire mais n’a pas voulu communiquer sur la faille utilisée pour qu’elle ne soit pas corrigée</text:span></text:p>
        </text:list-item>
      </text:list>
      <text:list xml:id="list163554118742783" text:style-name="WWNum1">
        <text:list-item>
          <text:list>
            <text:list-item>
              <text:list>
                <text:list-item>
                  <text:list>
                    <text:list-item>
                      <text:p text:style-name="P6"><text:span text:style-name="ListLabel_20_5">Le FBI aurait pris illégalement possession d’un serveur hébergeant le site</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4%"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meta:initial-creator>Alexis Robert</meta:initial-creator>
    <meta:creation-date>2018-05-25T11:14:00Z</meta:creation-date>
    <dc:date>2018-06-17T19:05:03.379000000</dc:date>
    <meta:editing-cycles>44</meta:editing-cycles>
    <meta:editing-duration>PT18H40M59S</meta:editing-duration>
    <meta:document-statistic meta:table-count="0" meta:image-count="0" meta:object-count="0" meta:page-count="4" meta:paragraph-count="77" meta:word-count="988" meta:character-count="5780" meta:non-whitespace-character-count="48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